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P4" style:family="paragraph" style:parent-style-name="Standard" style:list-style-name="L2">
      <style:paragraph-properties fo:text-align="start" style:justify-single-word="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rris, Michael</text:p>
      <text:p text:style-name="P1">Program 7 Algorithm</text:p>
      <text:list xml:id="list43159724" text:style-name="L1">
        <text:list-item>
          <text:p text:style-name="P3">Ask user for name of input file. Read lines of file stripping extra white space and splitting on commas.</text:p>
        </text:list-item>
        <text:list-item>
          <text:p text:style-name="P3">Each line becomes an entry in a movie dictionary. The first item in the line – the movie title – is the key while the rest of the line becomes the value.</text:p>
        </text:list-item>
        <text:list-item>
          <text:p text:style-name="P3">The aggregated values in the dictionary are placed in a set to create a collection of actors without duplicates. George Clooney is excluded and used to create a new list of tuples. Each tuple is an actor with their associated Clooney number. Clooney himself gets a 0 when placed in the list.</text:p>
        </text:list-item>
      </text:list>
      <text:list xml:id="list43205818" text:style-name="L2">
        <text:list-item>
          <text:p text:style-name="P4">Iterate through the dictionary. For each movie Clooney is in, all the actors in that movie are added to the Cloonies list with a number of 1 while being removed from the actor set. That key is added to a key deletion list.</text:p>
        </text:list-item>
        <text:list-item>
          <text:p text:style-name="P4">Clooneytize: Function takes n (Clooney number to be rated) as input. For every actor in the Cloonies list with n-1 Clooney number, find every movie they appear in and give all the actors in that movie a Clooney number of n in the Cloonies list while removing them from the actor set. That key is added to the deletion list.</text:p>
        </text:list-item>
        <text:list-item>
          <text:p text:style-name="P4">Repeat the iteration until there are no keys in the deletion list. After each iteration delete the listed keys and increment n. Empty the list before starting the Clooneytize function again.</text:p>
        </text:list-item>
        <text:list-item>
          <text:p text:style-name="P4">Actors.txt: Create a function that iterates through a sorted Cloonies list and writes each actor along with their Clooney number.</text:p>
        </text:list-item>
        <text:list-item>
          <text:p text:style-name="P4">Numbers.txt: Create a function that iterates based on a range of n through a sorted Cloonies list. <text:s/>Each actor with a Clooney number n is written under the appropriate header based on n. All actors with None are written before the range n based loop begins, still in a sorted Cloonies list.</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el Harris</meta:initial-creator>
    <meta:creation-date>2012-10-24T23:02:43.65</meta:creation-date>
    <meta:document-statistic meta:table-count="0" meta:image-count="0" meta:object-count="0" meta:page-count="1" meta:paragraph-count="10" meta:word-count="322" meta:character-count="1752"/>
    <dc:date>2012-10-24T23:14:09.13</dc:date>
    <dc:creator>Michael Harris</dc:creator>
    <meta:editing-duration>PT11M26S</meta:editing-duration>
    <meta:editing-cycles>1</meta:editing-cycles>
    <meta:generator>OpenOffice.org/3.3$Win32 OpenOffice.org_project/330m20$Build-9567</meta:generator>
  </office:meta>
</office:document-meta>
</file>